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.75in" fo:margin-right="0in" fo:text-indent="0.2346in" style:auto-text-indent="false">
        <style:tab-stops/>
      </style:paragraph-properties>
      <style:text-properties fo:color="#4472c4"/>
    </style:style>
    <style:style style:name="P7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fo:color="#4472c4"/>
    </style:style>
    <style:style style:name="P8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fo:color="#4472c4" fo:font-weight="bold" style:font-weight-asian="bold"/>
    </style:style>
    <style:style style:name="P9" style:family="paragraph" style:parent-style-name="Standard">
      <style:paragraph-properties fo:margin-left="0.7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1.25in" fo:margin-right="0in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7575in" fo:margin-right="0in" fo:text-indent="0.4925in" style:auto-text-indent="false">
        <style:tab-stops/>
      </style:paragraph-properties>
    </style:style>
    <style:style style:name="P12" style:family="paragraph" style:parent-style-name="Standard">
      <style:paragraph-properties fo:margin-left="1.4772in" fo:margin-right="0in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0.25in" fo:margin-right="0in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text-indent="0.25in" style:auto-text-indent="false"/>
    </style:style>
    <style:style style:name="P15" style:family="paragraph" style:parent-style-name="Standard">
      <style:paragraph-properties fo:margin-left="0in" fo:margin-right="0in" fo:text-indent="0.4925in" style:auto-text-indent="false"/>
    </style:style>
    <style:style style:name="P16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fo:background-color="#ffff00"/>
    </style:style>
    <style:style style:name="P17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19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font-weight="bold" style:font-weight-asian="bold"/>
    </style:style>
    <style:style style:name="P20" style:family="paragraph" style:parent-style-name="Standard">
      <style:paragraph-properties fo:margin-left="0.6252in" fo:margin-right="0in" fo:text-indent="0.0626in" style:auto-text-indent="false">
        <style:tab-stops/>
      </style:paragraph-properties>
    </style:style>
    <style:style style:name="P21" style:family="paragraph" style:parent-style-name="Standard">
      <style:paragraph-properties fo:margin-left="0.6252in" fo:margin-right="0in" fo:text-indent="0in" style:auto-text-indent="false">
        <style:tab-stops/>
      </style:paragraph-properties>
    </style:style>
    <style:style style:name="P22" style:family="paragraph" style:parent-style-name="Heading_20_1" style:master-page-name="MP0">
      <style:paragraph-properties style:page-number="auto" fo:break-before="page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3">
      <style:text-properties fo:font-weight="bold" style:font-weight-asian="bold"/>
    </style:style>
    <style:style style:name="P27" style:family="paragraph" style:parent-style-name="Standard" style:list-style-name="L2">
      <style:text-properties fo:font-weight="bold" style:font-weight-asian="bold"/>
    </style:style>
    <style:style style:name="P28" style:family="paragraph" style:parent-style-name="Standard" style:list-style-name="L5">
      <style:text-properties fo:font-weight="bold" style:font-weight-asian="bold"/>
    </style:style>
    <style:style style:name="P29" style:family="paragraph" style:parent-style-name="Standard">
      <style:text-properties fo:font-size="14pt" fo:font-weight="bold" style:font-size-asian="14pt" style:font-weight-asian="bold" style:font-size-complex="14pt"/>
    </style:style>
    <style:style style:name="P30" style:family="paragraph" style:parent-style-name="Standard" style:list-style-name="L2">
      <style:text-properties fo:font-size="14pt" fo:font-weight="bold" style:font-size-asian="14pt" style:font-weight-asian="bold" style:font-size-complex="14pt"/>
    </style:style>
    <style:style style:name="P31" style:family="paragraph" style:parent-style-name="Standard" style:list-style-name="L4"/>
    <style:style style:name="P32" style:family="paragraph" style:parent-style-name="Standard" style:list-style-name="L3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33" style:family="paragraph" style:parent-style-name="Standard" style:list-style-name="L2">
      <style:paragraph-properties fo:margin-left="1in" fo:margin-right="0in" fo:text-indent="-0.5in" style:auto-text-indent="false">
        <style:tab-stops/>
      </style:paragraph-properties>
    </style:style>
    <style:style style:name="P34" style:family="paragraph" style:parent-style-name="Standard" style:list-style-name="L2">
      <style:paragraph-properties fo:margin-left="0.4374in" fo:margin-right="0in" fo:text-indent="0.0626in" style:auto-text-indent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font-weight="bold" fo:background-color="#00ffff" loext:char-shading-value="0" style:font-weight-asian="bold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style:font-name="Wingdings" fo:font-weight="bold" style:font-name-asian="Wingdings" style:font-weight-asian="bold" style:font-name-complex="Wingdings"/>
    </style:style>
    <style:style style:name="T7" style:family="text">
      <style:text-properties style:font-name="Wingdings" fo:font-weight="bold" fo:background-color="#00ffff" loext:char-shading-value="0" style:font-name-asian="Wingdings" style:font-weight-asian="bold" style:font-name-complex="Wingdings"/>
    </style:style>
    <style:style style:name="T8" style:family="text">
      <style:text-properties fo:background-color="#ffff00" loext:char-shading-value="0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ff0000" fo:background-color="#ffff00" loext:char-shading-value="0"/>
    </style:style>
    <style:style style:name="T13" style:family="text">
      <style:text-properties fo:color="#5b9bd5"/>
    </style:style>
    <style:style style:name="T14" style:family="text">
      <style:text-properties fo:color="#4472c4"/>
    </style:style>
    <style:style style:name="T15" style:family="text">
      <style:text-properties fo:color="#4472c4" fo:background-color="#ffff00" loext:char-shading-value="0"/>
    </style:style>
    <style:style style:name="T16" style:family="text">
      <style:text-properties style:font-name="Times New Roman" style:font-name-complex="Times New Roman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 style:font-weight-complex="bold"/>
    </style:style>
    <style:style style:name="T20" style:family="text">
      <style:text-properties officeooo:rsid="000ce409"/>
    </style:style>
    <style:style style:name="T21" style:family="text">
      <style:text-properties officeooo:rsid="0012cca7"/>
    </style:style>
    <text:list-style style:name="L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beration Serif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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bookmark text:name="title-text"/><text:a xlink:type="simple" xlink:href="https://docs.wso2.com/display/CLUSTER44x/Clustering+API+Manager+2.0.0" office:target-frame-name="_top" xlink:show="replace" text:style-name="Internet_20_link" text:visited-style-name="Visited_20_Internet_20_Link">Clustering API Manager 2.0.0</text:a></text:h>
      <text:p text:style-name="Standard"/>
      <text:p text:style-name="Standard">Tham khảo:</text:p>
      <text:p text:style-name="Standard"># https://docs.wso2.com/display/CLUSTER44x/Clustering+API+Manager+2.0.0</text:p>
      <text:p text:style-name="Standard"/>
      <text:p text:style-name="P2">I. Installing and configuring the databases</text:p>
      <text:p text:style-name="Standard"/>
      <text:p text:style-name="Standard">1. Install MYSQL 5.7</text:p>
      <text:p text:style-name="Standard"/>
      <text:p text:style-name="Standard">2. Create Mysql Databases (Service use many database.Each Component use DB for it)</text:p>
      <text:p text:style-name="Standard">WSO2_CARBON_DB_1</text:p>
      <text:p text:style-name="Standard">WSO2_CARBON_DB_2</text:p>
      <text:p text:style-name="Standard">WSO2AM_DB</text:p>
      <text:p text:style-name="Standard">WSO2AM_STATS_DB</text:p>
      <text:p text:style-name="Standard">WSO2REG_DB</text:p>
      <text:p text:style-name="Standard">WSO2UM_DB</text:p>
      <text:p text:style-name="Standard">WSO2_MB_STORE_DB</text:p>
      <text:p text:style-name="Standard">WSO2_METRICS_DB</text:p>
      <text:list xml:id="list1672456830" text:style-name="L1">
        <text:list-item>
          <text:p text:style-name="P23">Tạo user “<text:span text:style-name="Default_20_Paragraph_20_Font"><text:span text:style-name="T1">wso2</text:span></text:span>” trên 2 server 10.0.0.1 – 10.0.0.2 và phân quyền ALL cho user này trên các Database vừa tạo <text:span text:style-name="Default_20_Paragraph_20_Font"><text:span text:style-name="T5"></text:span></text:span> <text:span text:style-name="Default_20_Paragraph_20_Font"><text:span text:style-name="T8">grant all on [DB_Name].* to 'wso2'@'10.0.0.2' identified by "P@ssWSo2API"</text:span></text:span></text:p>
        </text:list-item>
      </text:list>
      <text:p text:style-name="Standard">3. Download source từ (Version 2.0.0 Binary)</text:p>
      <text:p text:style-name="Standard">- download source về Local rồi FTP lên server : <text:a xlink:type="simple" xlink:href="http://wso2.com/more-downloads/api-manager/" office:target-frame-name="_top" xlink:show="replace" text:style-name="Internet_20_link" text:visited-style-name="Visited_20_Internet_20_Link"><text:span text:style-name="Hyperlink">http://wso2.com/more-downloads/api-manager/</text:span></text:a></text:p>
      <text:p text:style-name="Standard"><text:span text:style-name="Hyperlink">- http://wso2.com/products/previous-products?a=aHR0cCUzQSUyRiUyRnByb2R1Y3QtZGlzdC53c28yLmNvbSUyRnByb2R1Y3RzJTJGYXBpLW1hbmFnZXIlMkYyLjAuMCUyRndzbzJhbS0yLjAuMC56aXA=&amp;p=YXBpbV8yLjAuMF9iaW5hcnk=</text:span></text:p>
      <text:p text:style-name="Standard">- Giải nén và move source vào /opt/</text:p>
      <text:p text:style-name="Standard"/>
      <text:p text:style-name="Standard">4. Tạo user “wso2” trên 2 server 10.0.0.1-<text:span text:style-name="T20">2</text:span> để process service bằng user này. </text:p>
      <text:p text:style-name="Standard"/>
      <text:p text:style-name="Standard">5. Import source</text:p>
      <text:p text:style-name="Standard">-<text:span text:style-name="Default_20_Paragraph_20_Font"><text:span text:style-name="T8">EX: mysql --verbose -uroot -p WSO2AM_DB &lt;APIM_HOME&gt;/dbscripts apimgt/mysql5.7.sql</text:span></text:span></text:p>
      <text:p text:style-name="Standard"/>
      <text:p text:style-name="Standard">use WSO2AM_DB</text:p>
      <text:p text:style-name="Standard">source &lt;APIM_HOME&gt;/dbscripts/apimgt/mysql5.7.sql;</text:p>
      <text:p text:style-name="Standard"/>
      <text:p text:style-name="Standard">use WSO2UM_DB</text:p>
      <text:p text:style-name="Standard">source &lt;APIM_HOME&gt;/dbscripts/mysql5.7.sql;</text:p>
      <text:p text:style-name="Standard"/>
      <text:p text:style-name="Standard">use WSO2REG_DB</text:p>
      <text:p text:style-name="Standard">source &lt;APIM_HOME&gt;/dbscripts/mysql5.7.sql;</text:p>
      <text:p text:style-name="Standard"/>
      <text:p text:style-name="Standard">use WSO2_MB_STORE_DB</text:p>
      <text:p text:style-name="Standard">source &lt;APIM_HOME&gt;/dbscripts/mb-store/mysql-mb.sql;</text:p>
      <text:p text:style-name="Standard"/>
      <text:p text:style-name="Standard">6. <text:span text:style-name="Default_20_Paragraph_20_Font"><text:span text:style-name="T9">Config datasource</text:span></text:span></text:p>
      <text:p text:style-name="Standard">&lt;APIM_HOME&gt;/repository/conf/datasources/master-datasources.xml &lt;File dinh kem&gt;</text:p>
      <text:p text:style-name="Standard"><text:span text:style-name="Default_20_Paragraph_20_Font"><text:span text:style-name="T11">Notes:</text:span></text:span><text:span text:style-name="Default_20_Paragraph_20_Font"><text:span text:style-name="T10"> </text:span></text:span><text:span text:style-name="Default_20_Paragraph_20_Font"><text:span text:style-name="T13">Trên 2 server chạy WSO2 load balancing nên sẽ chạy đồng thời cùng lúc.Khi đó config trỏ tới 2 DB cùng 1 server.Database WSO2AM_CARBON_1_DB và WSO2AM_CARBON_2_DB được config phân bổ trên lần lượt 2 server.Những config khác giống nhau</text:span></text:span><text:span text:style-name="Default_20_Paragraph_20_Font"><text:span text:style-name="T10">.</text:span></text:span></text:p>
      <text:p text:style-name="P4">======================</text:p>
      <text:p text:style-name="Standard"><text:s text:c="7"/>&lt;datasource&gt;</text:p>
      <text:p text:style-name="Standard"><text:s text:c="12"/>&lt;name&gt;WSO2_CARBON_DB&lt;/name&gt;</text:p>
      <text:p text:style-name="Standard"><text:s text:c="13"/>&lt;description&gt;The datasource used for registry and user manager&lt;/description&gt;</text:p>
      <text:p text:style-name="Standard"><text:s text:c="12"/>&lt;jndiConfig&gt;</text:p>
      <text:p text:style-name="Standard"><text:soft-page-break/><text:s text:c="13"/>&lt;name&gt;jdbc/WSO2CarbonDB&lt;/name&gt;</text:p>
      <text:p text:style-name="Standard"><text:s text:c="12"/>&lt;/jndiConfig&gt;</text:p>
      <text:p text:style-name="Standard"><text:s text:c="12"/>&lt;definition type="RDBMS"&gt;</text:p>
      <text:p text:style-name="Standard"><text:s text:c="12"/>&lt;configuration&gt;</text:p>
      <text:p text:style-name="Standard"><text:s text:c="13"/>&lt;url&gt;jdbc:<text:span text:style-name="Default_20_Paragraph_20_Font"><text:span text:style-name="T10">mysql://192.168.0.1:3306/WSO2AM_CARBON_1_DB?autoReconnect=true</text:span></text:span>&lt;/url&gt;</text:p>
      <text:p text:style-name="Standard"><text:s text:c="13"/>&lt;username&gt;<text:span text:style-name="Default_20_Paragraph_20_Font"><text:span text:style-name="T10">wso2am2</text:span></text:span>&lt;/username&gt;</text:p>
      <text:p text:style-name="Standard"><text:s text:c="13"/>&lt;password&gt;xxx&lt;/password&gt;</text:p>
      <text:p text:style-name="Standard"><text:s text:c="13"/><text:span text:style-name="Default_20_Paragraph_20_Font"><text:span text:style-name="T10">&lt;defaultAutoCommit&gt;false&lt;/defaultAutoCommit&gt;</text:span></text:span></text:p>
      <text:p text:style-name="Standard"><text:s text:c="13"/>&lt;driverClassName&gt;<text:span text:style-name="Default_20_Paragraph_20_Font"><text:span text:style-name="T10">com.mysql.jdbc.Driver</text:span></text:span>&lt;/driverClassName&gt;</text:p>
      <text:p text:style-name="Standard"><text:s text:c="13"/>&lt;maxActive&gt;50&lt;/maxActive&gt;</text:p>
      <text:p text:style-name="Standard"><text:s text:c="13"/>&lt;maxWait&gt;60000&lt;/maxWait&gt;</text:p>
      <text:p text:style-name="Standard"><text:s text:c="13"/>&lt;testOnBorrow&gt;true&lt;/testOnBorrow&gt;</text:p>
      <text:p text:style-name="Standard"><text:s text:c="13"/>&lt;validationQuery&gt;SELECT 1&lt;/validationQuery&gt;</text:p>
      <text:p text:style-name="Standard"><text:s text:c="13"/>&lt;validationInterval&gt;30000&lt;/validationInterval&gt;</text:p>
      <text:p text:style-name="Standard"><text:s text:c="12"/>&lt;/configuration&gt;</text:p>
      <text:p text:style-name="Standard"><text:s text:c="12"/>&lt;/definition&gt;</text:p>
      <text:p text:style-name="Standard"><text:s text:c="9"/>&lt;/datasource&gt;</text:p>
      <text:p text:style-name="Standard"/>
      <text:p text:style-name="Standard"/>
      <text:p text:style-name="Standard"><text:s text:c="8"/>&lt;datasource&gt;</text:p>
      <text:p text:style-name="Standard"><text:s text:c="12"/>&lt;name&gt;WSO2AM_DB&lt;/name&gt;</text:p>
      <text:p text:style-name="Standard"><text:s text:c="12"/>&lt;description&gt;The datasource used for the API Manager database&lt;/description&gt;</text:p>
      <text:p text:style-name="Standard"><text:s text:c="12"/>&lt;jndiConfig&gt;</text:p>
      <text:p text:style-name="Standard"><text:s text:c="12"/>&lt;name&gt;jdbc/WSO2AM_DB&lt;/name&gt;</text:p>
      <text:p text:style-name="Standard"><text:s text:c="12"/>&lt;/jndiConfig&gt;</text:p>
      <text:p text:style-name="Standard"><text:s text:c="12"/>&lt;definition type="RDBMS"&gt;</text:p>
      <text:p text:style-name="Standard"><text:s text:c="12"/>&lt;configuration&gt;</text:p>
      <text:p text:style-name="Standard"><text:s text:c="13"/>&lt;url&gt;jdbc:<text:span text:style-name="Default_20_Paragraph_20_Font"><text:span text:style-name="T10">mysql://192.168.0.1:3306/WSO2AM2_AM_DB?autoReconnect=true</text:span></text:span>&lt;/url&gt;</text:p>
      <text:p text:style-name="Standard"><text:s text:c="13"/>&lt;username&gt;<text:span text:style-name="Default_20_Paragraph_20_Font"><text:span text:style-name="T10">wso2am2</text:span></text:span>&lt;/username&gt;</text:p>
      <text:p text:style-name="Standard"><text:s text:c="13"/>&lt;password&gt;xxx&lt;/password&gt;</text:p>
      <text:p text:style-name="Standard"><text:s text:c="13"/>&lt;defaultAutoCommit&gt;false&lt;/defaultAutoCommit&gt;</text:p>
      <text:p text:style-name="Standard"><text:s text:c="13"/>&lt;driverClassName&gt;<text:span text:style-name="Default_20_Paragraph_20_Font"><text:span text:style-name="T10">com.mysql.jdbc.Driver</text:span></text:span>&lt;/driverClassName&gt;</text:p>
      <text:p text:style-name="Standard"><text:s text:c="13"/><text:span text:style-name="Default_20_Paragraph_20_Font"><text:span text:style-name="T10">&lt;maxActive&gt;50&lt;/maxActive&gt;</text:span></text:span></text:p>
      <text:p text:style-name="P4"><text:s text:c="13"/>&lt;maxWait&gt;60000&lt;/maxWait&gt;</text:p>
      <text:p text:style-name="P4"><text:s text:c="13"/>&lt;testOnBorrow&gt;true&lt;/testOnBorrow&gt;</text:p>
      <text:p text:style-name="P4"><text:s text:c="13"/>&lt;validationQuery&gt;SELECT 1&lt;/validationQuery&gt;</text:p>
      <text:p text:style-name="P4"><text:s text:c="13"/>&lt;validationInterval&gt;30000&lt;/validationInterval&gt;</text:p>
      <text:p text:style-name="P4"><text:s text:c="12"/>&lt;/configuration&gt;</text:p>
      <text:p text:style-name="P4"><text:s text:c="12"/>&lt;/definition&gt;</text:p>
      <text:p text:style-name="P4"><text:s text:c="9"/>&lt;/datasource&gt;</text:p>
      <text:p text:style-name="P4"/>
      <text:p text:style-name="P4"><text:s text:c="8"/>&lt;datasource&gt;</text:p>
      <text:p text:style-name="P4"><text:s text:c="9"/>&lt;name&gt;WSO2UM_DB&lt;/name&gt;</text:p>
      <text:p text:style-name="P4"><text:s text:c="9"/>&lt;description&gt;The datasource used by user manager&lt;/description&gt;</text:p>
      <text:p text:style-name="P4"><text:s text:c="9"/>&lt;jndiConfig&gt;</text:p>
      <text:p text:style-name="P4"><text:s text:c="11"/>&lt;name&gt;jdbc/WSO2UM_DB&lt;/name&gt;</text:p>
      <text:p text:style-name="P4"><text:s text:c="9"/>&lt;/jndiConfig&gt;</text:p>
      <text:p text:style-name="P4"><text:s text:c="9"/>&lt;definition type="RDBMS"&gt;</text:p>
      <text:p text:style-name="P4"><text:s text:c="11"/>&lt;configuration&gt;</text:p>
      <text:p text:style-name="P4"><text:s text:c="13"/>&lt;url&gt;jdbc:mysql://192.168.0.1:3306/WSO2AM2_USER_DB?autoReconnect=true&lt;/url&gt;</text:p>
      <text:p text:style-name="P4"><text:s text:c="13"/>&lt;username&gt;wso2am2&lt;/username&gt;</text:p>
      <text:p text:style-name="P4"><text:s text:c="13"/>&lt;password&gt;xxx&lt;/password&gt;</text:p>
      <text:p text:style-name="P4"><text:s text:c="13"/>&lt;driverClassName&gt;com.mysql.jdbc.Driver&lt;/driverClassName&gt;</text:p>
      <text:p text:style-name="P4"><text:s text:c="13"/>&lt;maxActive&gt;50&lt;/maxActive&gt;</text:p>
      <text:p text:style-name="P4"><text:s text:c="13"/>&lt;maxWait&gt;60000&lt;/maxWait&gt;</text:p>
      <text:p text:style-name="P4"><text:s text:c="13"/>&lt;testOnBorrow&gt;true&lt;/testOnBorrow&gt;</text:p>
      <text:p text:style-name="P4"><text:s text:c="13"/>&lt;validationQuery&gt;SELECT 1&lt;/validationQuery&gt;</text:p>
      <text:p text:style-name="P4"><text:s text:c="13"/>&lt;validationInterval&gt;30000&lt;/validationInterval&gt;</text:p>
      <text:p text:style-name="P4"><text:soft-page-break/><text:s text:c="11"/>&lt;/configuration&gt;</text:p>
      <text:p text:style-name="P4"><text:s text:c="9"/>&lt;/definition&gt;</text:p>
      <text:p text:style-name="P4"><text:s text:c="8"/>&lt;/datasource&gt;</text:p>
      <text:p text:style-name="P4"/>
      <text:p text:style-name="P4"><text:s text:c="8"/>&lt;datasource&gt;</text:p>
      <text:p text:style-name="P4"><text:s text:c="9"/>&lt;name&gt;WSO2REG_DB&lt;/name&gt;</text:p>
      <text:p text:style-name="P4"><text:s text:c="9"/>&lt;description&gt;The datasource used by the registry&lt;/description&gt;</text:p>
      <text:p text:style-name="P4"><text:s text:c="9"/>&lt;jndiConfig&gt;</text:p>
      <text:p text:style-name="P4"><text:s text:c="11"/>&lt;name&gt;jdbc/WSO2REG_DB&lt;/name&gt;</text:p>
      <text:p text:style-name="P4"><text:s text:c="9"/>&lt;/jndiConfig&gt;</text:p>
      <text:p text:style-name="P4"><text:s text:c="9"/>&lt;definition type="RDBMS"&gt;</text:p>
      <text:p text:style-name="P4"><text:s text:c="11"/>&lt;configuration&gt;</text:p>
      <text:p text:style-name="P4"><text:s text:c="13"/>&lt;url&gt;jdbc:mysql://192.168.0.1:3306/WSO2AM2_REGISTRY_DB?autoReconnect=true&lt;/url&gt;</text:p>
      <text:p text:style-name="P4"><text:s text:c="13"/>&lt;username&gt;wso2am2&lt;/username&gt;</text:p>
      <text:p text:style-name="P4"><text:s text:c="13"/>&lt;password&gt;xxx&lt;/password&gt;</text:p>
      <text:p text:style-name="P4"><text:s text:c="13"/>&lt;driverClassName&gt;com.mysql.jdbc.Driver&lt;/driverClassName&gt;</text:p>
      <text:p text:style-name="Standard"><text:s text:c="13"/>&lt;maxActive&gt;50&lt;/maxActive&gt;</text:p>
      <text:p text:style-name="Standard"><text:s text:c="13"/>&lt;maxWait&gt;60000&lt;/maxWait&gt;</text:p>
      <text:p text:style-name="Standard"><text:s text:c="13"/>&lt;testOnBorrow&gt;true&lt;/testOnBorrow&gt;</text:p>
      <text:p text:style-name="Standard"><text:s text:c="13"/>&lt;validationQuery&gt;SELECT 1&lt;/validationQuery&gt;</text:p>
      <text:p text:style-name="Standard"><text:s text:c="13"/>&lt;validationInterval&gt;30000&lt;/validationInterval&gt;</text:p>
      <text:p text:style-name="Standard"><text:s text:c="11"/>&lt;/configuration&gt;</text:p>
      <text:p text:style-name="Standard"><text:s text:c="9"/>&lt;/definition&gt;</text:p>
      <text:p text:style-name="Standard"><text:s text:c="8"/>&lt;/datasource&gt;</text:p>
      <text:p text:style-name="Standard"/>
      <text:p text:style-name="Standard"><text:s text:c="8"/>&lt;datasource&gt;</text:p>
      <text:p text:style-name="Standard"><text:s text:c="9"/>&lt;name&gt;WSO2AM_STATS_DB&lt;/name&gt;</text:p>
      <text:p text:style-name="Standard"><text:s text:c="9"/>&lt;description&gt;The datasource used for getting statistics to API Manager&lt;/description&gt;</text:p>
      <text:p text:style-name="Standard"><text:s text:c="9"/>&lt;jndiConfig&gt;</text:p>
      <text:p text:style-name="Standard"><text:s text:c="11"/>&lt;name&gt;jdbc/WSO2AM_STATS_DB&lt;/name&gt;</text:p>
      <text:p text:style-name="Standard"><text:s text:c="9"/>&lt;/jndiConfig&gt;</text:p>
      <text:p text:style-name="Standard"><text:s text:c="9"/>&lt;definition type="RDBMS"&gt;</text:p>
      <text:p text:style-name="Standard"><text:s text:c="11"/>&lt;configuration&gt;</text:p>
      <text:p text:style-name="Standard"><text:s text:c="13"/>&lt;url&gt;jdbc:<text:span text:style-name="Default_20_Paragraph_20_Font"><text:span text:style-name="T10">mysql://192.168.0.1:3306/WSO2AM2_STATS_DB?autoReconnect=true</text:span></text:span>&lt;/url&gt;</text:p>
      <text:p text:style-name="Standard"><text:s text:c="13"/>&lt;username&gt;<text:span text:style-name="Default_20_Paragraph_20_Font"><text:span text:style-name="T10">wso2am2</text:span></text:span>&lt;/username&gt;</text:p>
      <text:p text:style-name="Standard"><text:s text:c="13"/>&lt;password&gt;xxx&lt;/password&gt;</text:p>
      <text:p text:style-name="Standard"><text:s text:c="13"/>&lt;defaultAutoCommit&gt;false&lt;/defaultAutoCommit&gt;</text:p>
      <text:p text:style-name="Standard"><text:s text:c="13"/>&lt;driverClassName&gt;<text:span text:style-name="Default_20_Paragraph_20_Font"><text:span text:style-name="T10">com.mysql.jdbc.Driver</text:span></text:span>&lt;/driverClassName&gt;</text:p>
      <text:p text:style-name="Standard"><text:s text:c="13"/>&lt;maxActive&gt;50&lt;/maxActive&gt;</text:p>
      <text:p text:style-name="Standard"><text:s text:c="13"/>&lt;maxWait&gt;60000&lt;/maxWait&gt;</text:p>
      <text:p text:style-name="Standard"><text:s text:c="13"/>&lt;testOnBorrow&gt;true&lt;/testOnBorrow&gt;</text:p>
      <text:p text:style-name="Standard"><text:s text:c="13"/>&lt;validationQuery&gt;SELECT 1&lt;/validationQuery&gt;</text:p>
      <text:p text:style-name="Standard"><text:s text:c="13"/>&lt;validationInterval&gt;30000&lt;/validationInterval&gt;</text:p>
      <text:p text:style-name="Standard"><text:s text:c="11"/>&lt;/configuration&gt;</text:p>
      <text:p text:style-name="Standard"><text:s text:c="9"/>&lt;/definition&gt;</text:p>
      <text:p text:style-name="Standard"><text:s text:c="8"/>&lt;/datasource&gt;</text:p>
      <text:p text:style-name="Standard"/>
      <text:p text:style-name="Standard"><text:s text:c="8"/>&lt;datasource&gt;</text:p>
      <text:p text:style-name="Standard"><text:s text:c="9"/>&lt;name&gt;WSO2_MB_STORE_DB&lt;/name&gt;</text:p>
      <text:p text:style-name="Standard"><text:s text:c="9"/>&lt;description&gt;The datasource used for message broker database&lt;/description&gt;</text:p>
      <text:p text:style-name="Standard"><text:s text:c="9"/>&lt;jndiConfig&gt;</text:p>
      <text:p text:style-name="Standard"><text:s text:c="11"/>&lt;name&gt;WSO2MBStoreDB&lt;/name&gt;</text:p>
      <text:p text:style-name="Standard"><text:s text:c="9"/>&lt;/jndiConfig&gt;</text:p>
      <text:p text:style-name="Standard"><text:s text:c="9"/>&lt;definition type="RDBMS"&gt;</text:p>
      <text:p text:style-name="Standard"><text:s text:c="11"/>&lt;configuration&gt;</text:p>
      <text:p text:style-name="Standard"><text:s text:c="13"/>&lt;url&gt;jdbc:<text:span text:style-name="Default_20_Paragraph_20_Font"><text:span text:style-name="T10">mysql://192.168.0.1:3306/WSO2AM2_MB_STORE_DB?autoReconnect=true</text:span></text:span>&lt;/url&gt;</text:p>
      <text:p text:style-name="Standard"><text:s text:c="13"/>&lt;username&gt;<text:span text:style-name="Default_20_Paragraph_20_Font"><text:span text:style-name="T10">wso2am2</text:span></text:span>&lt;/username&gt;</text:p>
      <text:p text:style-name="Standard"><text:s text:c="13"/>&lt;password&gt;xxx&lt;/password&gt;</text:p>
      <text:p text:style-name="Standard"><text:soft-page-break/><text:s text:c="13"/>&lt;defaultAutoCommit&gt;false&lt;/defaultAutoCommit&gt;</text:p>
      <text:p text:style-name="Standard"><text:s text:c="13"/>&lt;driverClassName&gt;<text:span text:style-name="Default_20_Paragraph_20_Font"><text:span text:style-name="T10">com.mysql.jdbc.Driver</text:span></text:span>&lt;/driverClassName&gt;</text:p>
      <text:p text:style-name="Standard"><text:s text:c="13"/>&lt;maxActive&gt;50&lt;/maxActive&gt;</text:p>
      <text:p text:style-name="Standard"><text:s text:c="13"/>&lt;maxWait&gt;60000&lt;/maxWait&gt;</text:p>
      <text:p text:style-name="Standard"><text:s text:c="13"/>&lt;testOnBorrow&gt;true&lt;/testOnBorrow&gt;</text:p>
      <text:p text:style-name="Standard"><text:s text:c="13"/>&lt;validationQuery&gt;SELECT 1&lt;/validationQuery&gt;</text:p>
      <text:p text:style-name="Standard"><text:s text:c="13"/>&lt;validationInterval&gt;30000&lt;/validationInterval&gt;</text:p>
      <text:p text:style-name="Standard"><text:s text:c="11"/>&lt;/configuration&gt;</text:p>
      <text:p text:style-name="Standard"><text:s text:c="9"/>&lt;/definition&gt;</text:p>
      <text:p text:style-name="Standard"><text:s text:c="8"/>&lt;/datasource&gt;</text:p>
      <text:p text:style-name="Standard"/>
      <text:p text:style-name="Standard"><text:span text:style-name="Default_20_Paragraph_20_Font"><text:span text:style-name="T5"></text:span></text:span> Remove từ đoạn <text:s text:c="2"/><text:span text:style-name="Default_20_Paragraph_20_Font"><text:span text:style-name="T10">&lt;!-- For an explanation of the properties, see: http://people.apache.org/~fhanik/jdbc-pool/jdbc-pool.html --&gt; …… <text:s/>&lt;/datasource--&gt;</text:span></text:span></text:p>
      <text:p text:style-name="Standard"/>
      <text:p text:style-name="P1">7. Registry mounting config (Thêm vào cuối file và edit thông tin cacheID)</text:p>
      <text:p text:style-name="Standard">&lt;APIM_HOME&gt;/repository/conf/registry.xml</text:p>
      <text:p text:style-name="Standard">&lt;dbConfig name="govregistry"&gt;</text:p>
      <text:p text:style-name="Standard"><text:s text:c="2"/>&lt;dataSource&gt;jdbc/WSO2REG_DB&lt;/dataSource&gt;</text:p>
      <text:p text:style-name="Standard">&lt;/dbConfig&gt;</text:p>
      <text:p text:style-name="Standard">&lt;remoteInstance url="https://publisher.apim-wso2.com"&gt;</text:p>
      <text:p text:style-name="Standard"><text:s text:c="3"/>&lt;id&gt;gov&lt;/id&gt;</text:p>
      <text:p text:style-name="Standard"><text:s text:c="3"/>&lt;cacheId&gt;<text:span text:style-name="Default_20_Paragraph_20_Font"><text:span text:style-name="T10">user@jdbc:mysql://regdb.mysql-wso2.com:3306/regdb</text:span></text:span>&lt;/cacheId&gt;</text:p>
      <text:p text:style-name="Standard"><text:s text:c="3"/>&lt;dbConfig&gt;govregistry&lt;/dbConfig&gt;</text:p>
      <text:p text:style-name="Standard"><text:s text:c="3"/>&lt;readOnly&gt;false&lt;/readOnly&gt;</text:p>
      <text:p text:style-name="Standard"><text:s text:c="3"/>&lt;enableCache&gt;true&lt;/enableCache&gt;</text:p>
      <text:p text:style-name="Standard"><text:s text:c="3"/>&lt;registryRoot&gt;/&lt;/registryRoot&gt;</text:p>
      <text:p text:style-name="Standard">&lt;/remoteInstance&gt;</text:p>
      <text:p text:style-name="Standard">&lt;mount path="/_system/governance" overwrite="true"&gt;</text:p>
      <text:p text:style-name="Standard"><text:s text:c="3"/>&lt;instanceId&gt;gov&lt;/instanceId&gt;</text:p>
      <text:p text:style-name="Standard"><text:s text:c="3"/>&lt;targetPath&gt;/_system/governance&lt;/targetPath&gt;</text:p>
      <text:p text:style-name="Standard">&lt;/mount&gt;</text:p>
      <text:p text:style-name="Standard">&lt;mount path="/_system/config" overwrite="true"&gt;</text:p>
      <text:p text:style-name="Standard"><text:s text:c="3"/>&lt;instanceId&gt;gov&lt;/instanceId&gt;</text:p>
      <text:p text:style-name="Standard"><text:s text:c="3"/>&lt;targetPath&gt;/_system/config&lt;/targetPath&gt;</text:p>
      <text:p text:style-name="Standard">&lt;/mount&gt;</text:p>
      <text:p text:style-name="Standard"/>
      <text:p text:style-name="P2">II. Configuring the connections among the components</text:p>
      <text:p text:style-name="Standard"/>
      <text:list xml:id="list4157917208" text:style-name="L2">
        <text:list-item>
          <text:p text:style-name="P24">Change SSL Cert - wso2carbon.jks (file chứa Key SSL)</text:p>
        </text:list-item>
      </text:list>
      <text:list xml:id="list4256129663" text:style-name="L3">
        <text:list-item>
          <text:p text:style-name="P25">Copy file “wso2carbon.jks” trên server 172.16.0.1 <text:span text:style-name="Default_20_Paragraph_20_Font"><text:span text:style-name="T5"></text:span></text:span> <text:s/>/opt/wso2am-2.0.0/repository/resources/security/wso2carbon.jks (Key store)</text:p>
        </text:list-item>
        <text:list-item>
          <text:p text:style-name="P26">&lt;APIM_HOME&gt;/repository/conf/carbon.xml</text:p>
        </text:list-item>
      </text:list>
      <text:p text:style-name="P6">&lt;KeyStore&gt;</text:p>
      <text:p text:style-name="P7"><text:s text:c="12"/>&lt;!-- Keystore file location--&gt;</text:p>
      <text:p text:style-name="P7"><text:s text:c="12"/>&lt;Location&gt;${carbon.home}/repository/resources/security/wso2carbon.jks&lt;/Location&gt;</text:p>
      <text:p text:style-name="P7"><text:s text:c="12"/>&lt;!-- Keystore type (JKS/PKCS12 etc.)--&gt;</text:p>
      <text:p text:style-name="P7"><text:s text:c="12"/>&lt;Type&gt;JKS&lt;/Type&gt;</text:p>
      <text:p text:style-name="P7"><text:s text:c="12"/>&lt;!-- Keystore password--&gt;</text:p>
      <text:p text:style-name="P7"><text:s text:c="12"/>&lt;Password&gt;xxx&lt;/Password&gt;</text:p>
      <text:p text:style-name="P7"><text:s text:c="12"/>&lt;!-- Private Key alias--&gt;</text:p>
      <text:p text:style-name="P9"><text:span text:style-name="Default_20_Paragraph_20_Font"><text:span text:style-name="T14"><text:s text:c="12"/></text:span></text:span><text:span text:style-name="Default_20_Paragraph_20_Font"><text:span text:style-name="T15">&lt;KeyAlias&gt;api-domainv2.vng.com.vn&lt;/KeyAlias&gt;</text:span></text:span></text:p>
      <text:p text:style-name="P7"><text:s text:c="12"/>&lt;!-- Private Key password--&gt;</text:p>
      <text:p text:style-name="P7"><text:s text:c="12"/>&lt;KeyPassword&gt;xxx&lt;/KeyPassword&gt;</text:p>
      <text:p text:style-name="P7"><text:s text:c="8"/>&lt;/KeyStore&gt;</text:p>
      <text:p text:style-name="P7"/>
      <text:p text:style-name="P7"/>
      <text:p text:style-name="P8"><text:soft-page-break/>Note: Nếu trên cùng 1 server có 2 service WSO2 cùng chạy thì edit thông tin bên dưới lại để cho ko đụng port.Offset =14 <text:s/>thì các port lệch nhau 14 đơn vị</text:p>
      <text:p text:style-name="P9"><text:span text:style-name="Default_20_Paragraph_20_Font"><text:span text:style-name="T14"><text:tab/><text:tab/></text:span></text:span><text:span text:style-name="Default_20_Paragraph_20_Font"><text:span text:style-name="T15">&lt;Offset&gt;14&lt;/Offset&gt;</text:span></text:span></text:p>
      <text:list xml:id="list90400080610198" text:continue-numbering="true" text:style-name="L3">
        <text:list-item>
          <text:p text:style-name="P26">&lt;APIM_HOME&gt;/repository/conf/axis2/axis2.xml</text:p>
          <text:list>
            <text:list-item>
              <text:p text:style-name="P25">&lt;parameter name="SynapseConfig.ServerName" locked="false"&gt; api-domainv2-s1.vng.com.vn&lt;/parameter&gt;</text:p>
            </text:list-item>
            <text:list-item>
              <text:p text:style-name="P25">Update thông tin General Key Token:</text:p>
            </text:list-item>
          </text:list>
        </text:list-item>
      </text:list>
      <text:p text:style-name="P10">&lt;transportSender name="https" class="org.apache.synapse.transport.passthru.PassThroughHttpSSLSender"&gt;</text:p>
      <text:p text:style-name="P10"><text:s text:c="8"/>&lt;parameter name="non-blocking" locked="false"&gt;true&lt;/parameter&gt;</text:p>
      <text:p text:style-name="P10"><text:s text:c="8"/>&lt;parameter name="keystore" locked="false"&gt;</text:p>
      <text:p text:style-name="P10"><text:s text:c="12"/>&lt;KeyStore&gt;</text:p>
      <text:p text:style-name="P10"><text:s text:c="16"/>&lt;Location&gt;repository/resources/security/wso2carbon.jks&lt;/Location&gt;</text:p>
      <text:p text:style-name="P10"><text:s text:c="16"/>&lt;Type&gt;JKS&lt;/Type&gt;</text:p>
      <text:p text:style-name="P10"><text:s text:c="16"/>&lt;Password&gt;xxx&lt;/Password&gt;</text:p>
      <text:p text:style-name="P10"><text:s text:c="16"/>&lt;KeyPassword&gt;xxx&lt;/KeyPassword&gt;</text:p>
      <text:p text:style-name="P10"><text:s text:c="12"/>&lt;/KeyStore&gt;</text:p>
      <text:p text:style-name="P10"><text:s text:c="8"/>&lt;/parameter&gt;</text:p>
      <text:p text:style-name="P10"><text:s text:c="8"/>&lt;parameter name="truststore" locked="false"&gt;</text:p>
      <text:p text:style-name="P10"><text:s text:c="12"/>&lt;TrustStore&gt;</text:p>
      <text:p text:style-name="P10"><text:s text:c="16"/>&lt;Location&gt;repository/resources/security/client-truststore.jks&lt;/Location&gt;</text:p>
      <text:p text:style-name="P10"><text:s text:c="16"/>&lt;Type&gt;JKS&lt;/Type&gt;</text:p>
      <text:p text:style-name="P10"><text:s text:c="16"/>&lt;Password&gt;xxx&lt;/Password&gt;</text:p>
      <text:p text:style-name="P10"><text:s text:c="12"/>&lt;/TrustStore&gt;</text:p>
      <text:p text:style-name="P10"><text:s text:c="8"/>&lt;/parameter&gt;</text:p>
      <text:p text:style-name="P10"><text:s text:c="8"/><text:span text:style-name="Default_20_Paragraph_20_Font"><text:span text:style-name="T8">&lt;parameter name="HostnameVerifier"&gt;</text:span></text:span><text:span text:style-name="Default_20_Paragraph_20_Font"><text:span text:style-name="T12">AllowAll</text:span></text:span><text:span text:style-name="Default_20_Paragraph_20_Font"><text:span text:style-name="T8">&lt;/parameter&gt;</text:span></text:span></text:p>
      <text:p text:style-name="P10"><text:s text:c="8"/>&lt;!--&lt;parameter name="HostnameVerifier"&gt;DefaultAndLocalhost&lt;/parameter&gt;--&gt;</text:p>
      <text:p text:style-name="P10"><text:s text:c="12"/>&lt;!--supports Strict|AllowAll|DefaultAndLocalhost or the default if none specified --&gt;</text:p>
      <text:p text:style-name="P11">&lt;/transportSender&gt;</text:p>
      <text:p text:style-name="Standard"/>
      <text:list xml:id="list84701298318929" text:style-name="L2">
        <text:list-item>
          <text:p text:style-name="P24"><text:span text:style-name="Default_20_Paragraph_20_Font"><text:span text:style-name="T1">Change IP -&gt; domain in </text:span></text:span>&lt;APIM_HOME&gt;/<text:span text:style-name="Default_20_Paragraph_20_Font"><text:span text:style-name="T8">repository/conf/api-manager.xml</text:span></text:span> to pass SSL <text:span text:style-name="Default_20_Paragraph_20_Font"><text:span text:style-name="T5"></text:span></text:span> Sửa những option có keyword bên dưới có chứa “localhost” thì thay bằng “api-domainv2-s1.vng.com.vn”</text:p>
        </text:list-item>
      </text:list>
      <text:list xml:id="list84701376117915" text:style-name="L3">
        <text:list-item>
          <text:list>
            <text:list-item>
              <text:p text:style-name="P25">&lt;AuthManager&gt;</text:p>
            </text:list-item>
            <text:list-item>
              <text:p text:style-name="P25">&lt;APIGateway&gt;</text:p>
            </text:list-item>
            <text:list-item>
              <text:p text:style-name="P25">&lt;APIKeyValidator&gt;</text:p>
            </text:list-item>
            <text:list-item>
              <text:p text:style-name="P25">&lt;ThriftServerHost&gt;api-domainv2-s1.vng.com.vn&lt;/ThriftServerHost&gt;</text:p>
            </text:list-item>
            <text:list-item>
              <text:p text:style-name="P25">&lt;RevokeAPIURL&gt;<text:a xlink:type="simple" xlink:href="https://api-icloudv2-s1.vng.com.vn:$%7bhttps.nio.port%7d/revoke%3c/RevokeAPIURL" office:target-frame-name="_top" xlink:show="replace" text:style-name="Internet_20_link" text:visited-style-name="Visited_20_Internet_20_Link"><text:span text:style-name="Hyperlink">https://api-domainv2-s1.vng.com.vn:${https.nio.port}/revoke&lt;/RevokeAPIURL</text:span></text:a>&gt;</text:p>
            </text:list-item>
            <text:list-item>
              <text:p text:style-name="P25">&lt;APIStore&gt;</text:p>
            </text:list-item>
            <text:list-item>
              <text:p text:style-name="P26">APIPublisher dùng domain chính của GUI để user có thể truy cập GUI và link giữa các page</text:p>
            </text:list-item>
          </text:list>
        </text:list-item>
      </text:list>
      <text:p text:style-name="P10">&lt;APIPublisher&gt;</text:p>
      <text:p text:style-name="P10"><text:s text:c="7"/>&lt;DisplayURL&gt;false&lt;/DisplayURL&gt;</text:p>
      <text:p text:style-name="P10"><text:s text:c="7"/>&lt;URL&gt;<text:a xlink:type="simple" xlink:href="https://api-icloudv2.vng.com.vn:$%7bmgt.transport.https.port%7d/publisher%3c/URL" office:target-frame-name="_top" xlink:show="replace" text:style-name="Internet_20_link" text:visited-style-name="Visited_20_Internet_20_Link"><text:span text:style-name="Hyperlink">https://</text:span></text:a><text:a xlink:type="simple" xlink:href="https://api-icloudv2.vng.com.vn:$%7bmgt.transport.https.port%7d/publisher%3c/URL" office:target-frame-name="_top" xlink:show="replace" text:style-name="Internet_20_link" text:visited-style-name="Visited_20_Internet_20_Link"><text:span text:style-name="Hyperlink"><text:span text:style-name="T8">api-domainv2.vng.com.vn</text:span></text:span></text:a><text:a xlink:type="simple" xlink:href="https://api-icloudv2.vng.com.vn:$%7bmgt.transport.https.port%7d/publisher%3c/URL" office:target-frame-name="_top" xlink:show="replace" text:style-name="Internet_20_link" text:visited-style-name="Visited_20_Internet_20_Link"><text:span text:style-name="Hyperlink">:${mgt.transport.https.port}/publisher&lt;/URL</text:span></text:a>&gt;</text:p>
      <text:list xml:id="list90401779626676" text:continue-numbering="true" text:style-name="L3">
        <text:list-item>
          <text:list>
            <text:list-item>
              <text:p text:style-name="P25">&lt;ThrottlingConfigurations&gt;</text:p>
            </text:list-item>
          </text:list>
        </text:list-item>
      </text:list>
      <text:p text:style-name="P12">&lt;PolicyDeployer&gt;</text:p>
      <text:p text:style-name="Standard"><text:tab/><text:span text:style-name="Default_20_Paragraph_20_Font"><text:span text:style-name="T3">Notes</text:span></text:span><text:span text:style-name="Default_20_Paragraph_20_Font"><text:span text:style-name="T8">: Update domain từ “api-domainv2-s1.vng.com.vn” thành “api-domainv2-s2.vng.com.vn” trên server 2</text:span></text:span></text:p>
      <text:p text:style-name="Standard"/>
      <text:p text:style-name="P2">III. Configuring member cluster domain</text:p>
      <text:p text:style-name="Standard"/>
      <text:p text:style-name="Standard">Open the &lt;AM_HOME&gt;/repository/conf/axis2/axis2.xml</text:p>
      <text:p text:style-name="Standard"/>
      <text:p text:style-name="Standard">1. Set the 'enable' attribute of the &lt;clustering&gt; element to true.</text:p>
      <text:p text:style-name="Standard"><text:soft-page-break/><text:span text:style-name="Default_20_Paragraph_20_Font"><text:span text:style-name="T1">&lt;clustering class="org.wso2.carbon.core.clustering.hazelcast.HazelcastClusteringAgent" </text:span></text:span><text:span text:style-name="Default_20_Paragraph_20_Font"><text:span text:style-name="T3">enable="true"</text:span></text:span><text:span text:style-name="Default_20_Paragraph_20_Font"><text:span text:style-name="T1">&gt;</text:span></text:span></text:p>
      <text:p text:style-name="Standard"/>
      <text:p text:style-name="Standard">2. Change the 'membershipScheme' parameter to 'wka'. <text:span text:style-name="Default_20_Paragraph_20_Font"><text:span text:style-name="T5"></text:span></text:span>mode discovery</text:p>
      <text:p text:style-name="Standard">&lt;parameter name="membershipScheme"&gt;wka&lt;/parameter&gt;</text:p>
      <text:p text:style-name="Standard"/>
      <text:p text:style-name="Standard">3. Provide a domain for the cluster.</text:p>
      <text:p text:style-name="Standard">&lt;parameter name="domain"&gt;wso2.domain&lt;/parameter&gt;</text:p>
      <text:p text:style-name="Standard"/>
      <text:p text:style-name="Standard">4. <text:s/>'localMemberHost' and 'localMemberPort' parameters.</text:p>
      <text:p text:style-name="Standard">&lt;parameter name="localMemberHost"&gt;<text:span text:style-name="Default_20_Paragraph_20_Font"><text:span text:style-name="T8">10.0.0.1</text:span></text:span>&lt;/parameter&gt; (server 2 : 10.0.0.2)</text:p>
      <text:p text:style-name="Standard">&lt;parameter name="localMemberPort"&gt;4000&lt;/parameter&gt;</text:p>
      <text:p text:style-name="Standard"/>
      <text:p text:style-name="Standard">5. Specify well known Member port and host.</text:p>
      <text:p text:style-name="Standard">&lt;members&gt;</text:p>
      <text:p text:style-name="Standard"><text:s text:c="3"/>&lt;member&gt;</text:p>
      <text:p text:style-name="Standard"><text:s text:c="7"/>&lt;hostName&gt;<text:span text:style-name="Default_20_Paragraph_20_Font"><text:span text:style-name="T8">10.0.0.2</text:span></text:span>&lt;/hostName&gt; (server1: 10.0.0.1)</text:p>
      <text:p text:style-name="Standard"><text:s text:c="7"/>&lt;port&gt;4000&lt;/port&gt;</text:p>
      <text:p text:style-name="Standard"><text:s text:c="3"/>&lt;/member&gt;</text:p>
      <text:p text:style-name="Standard">&lt;/members&gt;</text:p>
      <text:p text:style-name="Standard">5. Tiến hành Add host</text:p>
      <text:p text:style-name="Standard"><text:tab/>10.0.0.1 <text:s/>api-domainv2-s1.vng.com.vn</text:p>
      <text:p text:style-name="Standard"/>
      <text:p text:style-name="P2">IV. Init WSO2 AM</text:p>
      <text:list xml:id="list90400070319440" text:continue-numbering="true" text:style-name="L3">
        <text:list-item>
          <text:p text:style-name="P32">&lt;AM_HOME&gt;/bin/wso2server.sh –Dsetup </text:p>
        </text:list-item>
      </text:list>
      <text:p text:style-name="P13"><text:span text:style-name="Default_20_Paragraph_20_Font"><text:span text:style-name="T1">(Option “</text:span></text:span><text:span text:style-name="Default_20_Paragraph_20_Font"><text:span text:style-name="T3">-Dsetup</text:span></text:span><text:span text:style-name="Default_20_Paragraph_20_Font"><text:span text:style-name="T1">” chỉ chạy 1 lần trên 1 server để khởi tạo table thêm cho wso2 </text:span></text:span><text:span text:style-name="Default_20_Paragraph_20_Font"><text:span text:style-name="T6"></text:span></text:span><text:span text:style-name="Default_20_Paragraph_20_Font"><text:span text:style-name="T1"> DB đã replicate nên ko cần chạy trên server2)</text:span></text:span></text:p>
      <text:p text:style-name="P14">(<text:a xlink:type="simple" xlink:href="https://docs.wso2.com/display/CLUSTER44x/Clustering+API+Manager+2.0.0" office:target-frame-name="_top" xlink:show="replace" text:style-name="Internet_20_link" text:visited-style-name="Visited_20_Internet_20_Link">https://docs.wso2.com/display/CLUSTER44x/Clustering+API+Manager+2.0.0</text:a>)</text:p>
      <text:p text:style-name="Standard">- Set config JAVA_HOME cho script “&lt;AM_HOME&gt;/bin/wso2server.sh”</text:p>
      <text:p text:style-name="P15">+ <text:s/>Edit file “<text:span text:style-name="Default_20_Paragraph_20_Font"><text:span text:style-name="T1">&lt;AM_HOME&gt;/bin/wso2server.sh</text:span></text:span> “ thêm </text:p>
      <text:p text:style-name="P16">* export JAVA_HOME=/usr/lib/jvm/jre-1.8.0-openjdk.x86_64</text:p>
      <text:p text:style-name="P16">* export JVM_MEM_OPTS="-Xms2048m -Xmx4096m"</text:p>
      <text:p text:style-name="P15"/>
      <text:p text:style-name="Standard">- <text:span text:style-name="Default_20_Paragraph_20_Font"><text:span text:style-name="T3">Download thư viện Java</text:span></text:span>: cd /opt/wso2am-2.0.0/repository/components/lib/ <text:s/>&amp;&amp; wget central.maven.org/maven2/mysql/mysql-connector-java/5.1.40/mysql-connector-java-5.1.40.jar </text:p>
      <text:p text:style-name="Standard">- Chown –R wso2.wso2 /opt/wso2am-2.0.0</text:p>
      <text:p text:style-name="Standard">- <text:span text:style-name="Default_20_Paragraph_20_Font"><text:span text:style-name="T3">Start WSO2: <text:s/>cd <text:s/>/opt/wso2am-2.0.0/bin &amp;&amp; ./wso2server.sh –Dsetup</text:span></text:span></text:p>
      <text:p text:style-name="Standard">- Issue ko tạo được Time global <text:span text:style-name="Default_20_Paragraph_20_Font"><text:span text:style-name="T5"></text:span></text:span> access vào DB <text:span text:style-name="Default_20_Paragraph_20_Font"><text:span text:style-name="T5"></text:span></text:span> excute command:</text:p>
      <text:p text:style-name="Standard"><text:tab/>+ Mỗi lần chay start wso2server thì cần phài Drop Index do duplicate : (WSO2_CARBON_DB_1)</text:p>
      <text:p text:style-name="Standard"><text:tab/><text:tab/>* SHOW INDEX FROM REG_LOG;</text:p>
      <text:p text:style-name="Standard"><text:tab/><text:tab/>* DROP INDEX REG_PATH_IND_BY_PATH_PARENT_ID ON REG_PATH;</text:p>
      <text:p text:style-name="Standard"><text:tab/><text:tab/>* DROP INDEX REG_LOG_IND_BY_REG_LOGTIME ON REG_LOG;</text:p>
      <text:p text:style-name="P15">+ SET @@global.sql_mode = 'ONLY_FULL_GROUP_BY,STRICT_TRANS_TABLES,NO_ZERO_IN_DATE,ERROR_FOR_DIVISION_BY_ZERO,NO_AUTO_CREATE_USER,NO_ENGINE_SUBSTITUTION';</text:p>
      <text:p text:style-name="P15">+ Sau khi SET xong thì trả lại DATE :</text:p>
      <text:p text:style-name="P15">SET @@global.sql_mode = 'ONLY_FULL_GROUP_BY,STRICT_TRANS_TABLES,NO_ZERO_IN_DATE, NO_ZERO_DATE,ERROR_FOR_DIVISION_BY_ZERO,NO_AUTO_CREATE_USER,NO_ENGINE_SUBSTITUTION';</text:p>
      <text:p text:style-name="Standard">- <text:span text:style-name="Default_20_Paragraph_20_Font"><text:span text:style-name="T1">Setup Java version 1.8</text:span></text:span> </text:p>
      <text:p text:style-name="Standard"><text:tab/><text:span text:style-name="Default_20_Paragraph_20_Font"><text:span text:style-name="T16">yum install java-1.8.0-openjdk.x86_64 java-1.8.0-openjdk-devel.x86_64 java-1.8.0-openjdk-headless.x86_64</text:span></text:span> <text:span text:style-name="Default_20_Paragraph_20_Font"><text:span text:style-name="T16">yum install java-1.8.0-openjdk.x86_64 java-1.8.0-openjdk-devel.x86_64 java-1.8.0-openjdk-headless.x86_64</text:span></text:span><text:tab/></text:p>
      <text:p text:style-name="Standard">- <text:s/><text:span text:style-name="Default_20_Paragraph_20_Font"><text:span text:style-name="T17">Note:</text:span></text:span> Khi start lần đầu thì dùng Root permission để start “<text:span text:style-name="Default_20_Paragraph_20_Font"><text:span text:style-name="T3">cd <text:s/>/opt/wso2am-2.0.0/bin &amp;&amp; ./wso2server.sh” để cho java có quyền tạo thư mục chứ PID của JAVA trong </text:span></text:span><text:soft-page-break/><text:span text:style-name="Default_20_Paragraph_20_Font"><text:span text:style-name="T3">“/etc/.java/.systemPrefs/” .Sau khi start thành công thì: <text:s/></text:span></text:span><text:span text:style-name="Default_20_Paragraph_20_Font"><text:span text:style-name="T4">stop process (/etc/init.d/wso2 stop ) </text:span></text:span><text:span text:style-name="Default_20_Paragraph_20_Font"><text:span text:style-name="T7"></text:span></text:span><text:span text:style-name="Default_20_Paragraph_20_Font"><text:span text:style-name="T4"> chown –R wso2.wso2 /etc/.java/.systemPrefs/ </text:span></text:span><text:span text:style-name="Default_20_Paragraph_20_Font"><text:span text:style-name="T7"></text:span></text:span><text:span text:style-name="Default_20_Paragraph_20_Font"><text:span text:style-name="T4"> chmod 775 /etc/.java/.systemPrefs/ </text:span></text:span><text:span text:style-name="Default_20_Paragraph_20_Font"><text:span text:style-name="T7"></text:span></text:span><text:span text:style-name="Default_20_Paragraph_20_Font"><text:span text:style-name="T4"> su – wso2 </text:span></text:span><text:span text:style-name="Default_20_Paragraph_20_Font"><text:span text:style-name="T7"></text:span></text:span><text:span text:style-name="Default_20_Paragraph_20_Font"><text:span text:style-name="T4"> /etc/init.d/wso2 start</text:span></text:span></text:p>
      <text:p text:style-name="Standard"/>
      <text:p text:style-name="Standard"/>
      <text:p text:style-name="P1">V. Config SSH Key for 2 server để connect Master – MemberShip</text:p>
      <text:list xml:id="list90400392718804" text:continue-numbering="true" text:style-name="L3">
        <text:list-item>
          <text:p text:style-name="P25">Su – wso2 </text:p>
        </text:list-item>
        <text:list-item>
          <text:p text:style-name="P25">Ssh-keygen (ko dùng passphase)</text:p>
        </text:list-item>
        <text:list-item>
          <text:p text:style-name="P25">Vim .ssh/authorized_keys (paste Key public của server cần ssh tới)</text:p>
        </text:list-item>
        <text:list-item>
          <text:p text:style-name="P25">Chmod 644 .ssh/authorized_keys</text:p>
        </text:list-item>
        <text:list-item>
          <text:p text:style-name="P25">Check ssh connection</text:p>
        </text:list-item>
      </text:list>
      <text:p text:style-name="Standard"><text:span text:style-name="Default_20_Paragraph_20_Font"><text:span text:style-name="T2">VI. </text:span></text:span><text:span text:style-name="Default_20_Paragraph_20_Font"><text:span text:style-name="T18">Config nginx to load balancing</text:span></text:span></text:p>
      <text:p text:style-name="P3">- /etc/nginx/conf.d/ui_api_icloudv2.vng.com.vn.conf</text:p>
      <text:p text:style-name="P3">- /etc/nginx/conf.d/gateway_api_NewFarm.vng.com.vn.conf</text:p>
      <text:p text:style-name="Standard"><text:span text:style-name="Default_20_Paragraph_20_Font"><text:span text:style-name="T19">- /etc/nginx/conf.d/gateway_api_QTSC.vng.com.vn.conf</text:span></text:span></text:p>
      <text:p text:style-name="Standard">- Config Gateway </text:p>
      <text:p text:style-name="Standard">upstream gateway.cluster.wso2am {</text:p>
      <text:p text:style-name="Standard"><text:s text:c="4"/>server &lt;host1&gt;:8247;</text:p>
      <text:p text:style-name="Standard"><text:s text:c="4"/>server &lt;host2&gt;:8247;</text:p>
      <text:p text:style-name="Standard">}</text:p>
      <text:p text:style-name="Standard"/>
      <text:p text:style-name="Standard">server {</text:p>
      <text:p text:style-name="Standard"><text:s text:c="4"/>listen 8443;</text:p>
      <text:p text:style-name="Standard"><text:s text:c="4"/>server_name gateway.wso2am.vng.com.vn;</text:p>
      <text:p text:style-name="Standard"><text:s text:c="4"/>ssl on;</text:p>
      <text:p text:style-name="Standard"><text:s text:c="4"/>ssl_certificate /etc/nginx/ssl/api_sdk.vng.com.vn/api_sdk.vng.com.vn.pem;</text:p>
      <text:p text:style-name="Standard"><text:s text:c="4"/>ssl_certificate_key /etc/nginx/ssl/api_sdk.vng.com.vn/api_sdk.vng.com.vn.key;</text:p>
      <text:p text:style-name="Standard"/>
      <text:p text:style-name="Standard"><text:s text:c="4"/>location / {</text:p>
      <text:p text:style-name="Standard"><text:s text:c="15"/>proxy_set_header X-Forwarded-Host $host;</text:p>
      <text:p text:style-name="Standard"><text:s text:c="15"/>proxy_set_header X-Forwarded-Server $host;</text:p>
      <text:p text:style-name="Standard"><text:s text:c="15"/>proxy_set_header X-Forwarded-For $proxy_add_x_forwarded_for;</text:p>
      <text:p text:style-name="Standard"><text:s text:c="15"/>proxy_set_header Host $http_host;</text:p>
      <text:p text:style-name="Standard"><text:s text:c="15"/>proxy_set_header referer $remote_addr;</text:p>
      <text:p text:style-name="Standard"><text:s text:c="15"/>proxy_read_timeout 5m;</text:p>
      <text:p text:style-name="Standard"><text:s text:c="15"/>proxy_send_timeout 5m;</text:p>
      <text:p text:style-name="Standard"><text:s text:c="15"/>proxy_pass https://gateway.cluster.wso2am/;</text:p>
      <text:p text:style-name="Standard"><text:s text:c="4"/>}</text:p>
      <text:p text:style-name="Standard"/>
      <text:p text:style-name="Standard"><text:s text:c="4"/>error_log <text:s/>/var/log/nginx/gateway.wso2am.log ;</text:p>
      <text:p text:style-name="Standard"><text:s text:c="4"/>access_log /var/log/nginx/gateway.wso2am.log;</text:p>
      <text:p text:style-name="Standard">}</text:p>
      <text:p text:style-name="Standard"/>
      <text:p text:style-name="Standard">- Config UI</text:p>
      <text:p text:style-name="Standard">upstream ui.cluster.wso2am {</text:p>
      <text:p text:style-name="Standard"><text:s text:c="4"/>server &lt;host1&gt;:9443;</text:p>
      <text:p text:style-name="Standard"><text:s text:c="4"/>server &lt;host2&gt;:9443;</text:p>
      <text:p text:style-name="Standard"><text:s text:c="4"/>ip_hash;</text:p>
      <text:p text:style-name="Standard">}</text:p>
      <text:p text:style-name="Standard"/>
      <text:p text:style-name="Standard">server {</text:p>
      <text:p text:style-name="Standard"><text:s text:c="4"/>listen 9443;</text:p>
      <text:p text:style-name="Standard"><text:s text:c="4"/>server_name ui.wso2am.vng.com.vn;</text:p>
      <text:p text:style-name="Standard"><text:s text:c="4"/>ssl on;</text:p>
      <text:p text:style-name="Standard"><text:s text:c="4"/>ssl_certificate /etc/nginx/ssl/api_sdk.vng.com.vn/api_sdk.vng.com.vn.pem;</text:p>
      <text:p text:style-name="Standard"><text:s text:c="4"/>ssl_certificate_key /etc/nginx/ssl/api_sdk.vng.com.vn/api_sdk.vng.com.vn.key;</text:p>
      <text:p text:style-name="Standard"/>
      <text:p text:style-name="Standard"><text:soft-page-break/><text:s text:c="4"/>location / {</text:p>
      <text:p text:style-name="Standard"><text:s text:c="15"/>proxy_set_header X-Forwarded-Host $host;</text:p>
      <text:p text:style-name="Standard"><text:s text:c="15"/>proxy_set_header X-Forwarded-Server $host;</text:p>
      <text:p text:style-name="Standard"><text:s text:c="15"/>proxy_set_header X-Forwarded-For $proxy_add_x_forwarded_for;</text:p>
      <text:p text:style-name="Standard"><text:s text:c="15"/>proxy_set_header Host $http_host;</text:p>
      <text:p text:style-name="Standard"><text:s text:c="15"/>proxy_read_timeout 5m;</text:p>
      <text:p text:style-name="Standard"><text:s text:c="15"/>proxy_send_timeout 5m;</text:p>
      <text:p text:style-name="Standard"><text:s text:c="15"/>proxy_pass https://172.16.0.2:9457/;</text:p>
      <text:p text:style-name="Standard"><text:s text:c="4"/>}</text:p>
      <text:p text:style-name="Standard"/>
      <text:p text:style-name="Standard"><text:s text:c="4"/>error_log <text:s/>/var/log/nginx/ui.wso2am.log ;</text:p>
      <text:p text:style-name="Standard"><text:s text:c="4"/>access_log /var/log/nginx/ui.wso2am.log;</text:p>
      <text:p text:style-name="Standard">}</text:p>
      <text:p text:style-name="Standard"/>
      <text:p text:style-name="Standard"/>
      <text:p text:style-name="Standard"/>
      <text:p text:style-name="P5">VII. Turning server wso2</text:p>
      <text:list xml:id="list90401759734606" text:continue-numbering="true" text:style-name="L3">
        <text:list-item>
          <text:p text:style-name="P25">Touch /etc/security/limits.d/wso2.conf</text:p>
        </text:list-item>
        <text:list-item>
          <text:p text:style-name="P25">Vim /etc/security/limits.d/wso2.conf <text:span text:style-name="Default_20_Paragraph_20_Font"><text:span text:style-name="T5"></text:span></text:span></text:p>
        </text:list-item>
      </text:list>
      <text:p text:style-name="P9">wso2 <text:s text:c="10"/>soft <text:s text:c="3"/>nproc <text:s text:c="10"/>32000</text:p>
      <text:p text:style-name="P9">wso2 <text:s text:c="10"/>hard <text:s text:c="3"/>nproc <text:s text:c="10"/>32000</text:p>
      <text:p text:style-name="P9">wso2 <text:s text:c="10"/>soft <text:s text:c="3"/>nofile <text:s text:c="9"/>64000</text:p>
      <text:p text:style-name="P9">wso2 <text:s text:c="10"/>hard <text:s text:c="3"/>nofile <text:s text:c="9"/>64000</text:p>
      <text:p text:style-name="P5">VIII. Setup và config analysis</text:p>
      <text:list xml:id="list84701775218363" text:style-name="L2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Default_20_Paragraph_20_Font"><text:span text:style-name="T1">Download :</text:span></text:span> <text:a xlink:type="simple" xlink:href="https://docs.wso2.com/display/AM200/Configuring+APIM+Analytics" office:target-frame-name="_top" xlink:show="replace" text:style-name="Internet_20_link" text:visited-style-name="Visited_20_Internet_20_Link"><text:span text:style-name="Hyperlink">https://docs.wso2.com/display/AM200/Configuring+APIM+Analytics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Default_20_Paragraph_20_Font"><text:span text:style-name="T5"></text:span></text:span>Click download “<text:span text:style-name="Strong">DOWNLOAD ANALYTICS”</text:span></text:p>
      <text:list xml:id="list9040199786303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34">Setup :</text:p>
                    </text:list-item>
                  </text:list>
                </text:list-item>
              </text:list>
            </text:list-item>
          </text:list>
        </text:list-item>
      </text:list>
      <text:list xml:id="list84701867284935" text:style-name="L3">
        <text:list-item>
          <text:p text:style-name="P25">Edit file : /opt/wso2am-analytics-2.0.0/repository/conf/datasources/stats-datasources.xml</text:p>
        </text:list-item>
      </text:list>
      <text:list xml:id="list4054473071" text:style-name="L4">
        <text:list-item>
          <text:p text:style-name="P31">Thêm config bên dưới vào cuối file config bên dưới.</text:p>
        </text:list-item>
      </text:list>
      <text:p text:style-name="P18">&lt;datasource&gt;</text:p>
      <text:p text:style-name="P18"><text:s text:c="9"/>&lt;name&gt;WSO2AM_STATS_DB&lt;/name&gt;</text:p>
      <text:p text:style-name="P18"><text:s text:c="9"/>&lt;description&gt;The datasource used for getting statistics to API Manager&lt;/description&gt;</text:p>
      <text:p text:style-name="P18"><text:s text:c="9"/>&lt;jndiConfig&gt;</text:p>
      <text:p text:style-name="P18"><text:s text:c="11"/>&lt;name&gt;jdbc/WSO2AM_STATS_DB&lt;/name&gt;</text:p>
      <text:p text:style-name="P18"><text:s text:c="9"/>&lt;/jndiConfig&gt;</text:p>
      <text:p text:style-name="P18"><text:s text:c="9"/>&lt;definition type="RDBMS"&gt;</text:p>
      <text:p text:style-name="P18"><text:s text:c="11"/>&lt;configuration&gt;</text:p>
      <text:p text:style-name="P18"><text:s text:c="13"/><text:span text:style-name="Default_20_Paragraph_20_Font"><text:span text:style-name="T8">&lt;url&gt;jdbc:mysql://10.0.0.5:3306/WSO2AM_STATS_DB?autoReconnect=true&lt;/url&gt;</text:span></text:span></text:p>
      <text:p text:style-name="P18"><text:s text:c="13"/>&lt;username&gt;wso2&lt;/username&gt;</text:p>
      <text:p text:style-name="P18"><text:s text:c="13"/>&lt;password&gt;xxx&lt;/password&gt;</text:p>
      <text:p text:style-name="P18"><text:s text:c="13"/>&lt;defaultAutoCommit&gt;false&lt;/defaultAutoCommit&gt;</text:p>
      <text:p text:style-name="P18"><text:s text:c="13"/>&lt;driverClassName&gt;com.mysql.jdbc.Driver&lt;/driverClassName&gt;</text:p>
      <text:p text:style-name="P18"><text:s text:c="13"/>&lt;maxActive&gt;50&lt;/maxActive&gt;</text:p>
      <text:p text:style-name="P18"><text:s text:c="13"/>&lt;maxWait&gt;60000&lt;/maxWait&gt;</text:p>
      <text:p text:style-name="P18"><text:s text:c="13"/>&lt;testOnBorrow&gt;true&lt;/testOnBorrow&gt;</text:p>
      <text:p text:style-name="P18"><text:s text:c="13"/>&lt;validationQuery&gt;SELECT 1&lt;/validationQuery&gt;</text:p>
      <text:p text:style-name="P18"><text:s text:c="13"/>&lt;validationInterval&gt;30000&lt;/validationInterval&gt;</text:p>
      <text:p text:style-name="P18"><text:s text:c="11"/>&lt;/configuration&gt;</text:p>
      <text:p text:style-name="P18"><text:s text:c="9"/>&lt;/definition&gt;</text:p>
      <text:p text:style-name="P18"><text:s text:c="8"/>&lt;/datasource&gt;</text:p>
      <text:p text:style-name="P18"/>
      <text:p text:style-name="P18"/>
      <text:p text:style-name="P18"/>
      <text:list xml:id="list84701874901230" text:style-name="L2">
        <text:list-item>
          <text:p text:style-name="P27">Config send log về report WSO2_Analytics</text:p>
        </text:list-item>
      </text:list>
      <text:list xml:id="list2411587324" text:style-name="L5">
        <text:list-item>
          <text:p text:style-name="P28">Thực hiện config trên source “/opt/wso2am-2.0.0/” của WSO2</text:p>
        </text:list-item>
      </text:list>
      <text:list xml:id="list84702551437546" text:style-name="L3">
        <text:list-item>
          <text:p text:style-name="P25"><text:span text:style-name="Default_20_Paragraph_20_Font"><text:span text:style-name="T1">Edit file</text:span></text:span> “/opt/wso2am-2.0.0/repository/conf/api-manager.xml”</text:p>
          <text:list>
            <text:list-item>
              <text:p text:style-name="P25"><text:s/>&lt;Analytics&gt;</text:p>
            </text:list-item>
          </text:list>
        </text:list-item>
      </text:list>
      <text:p text:style-name="P9"><text:soft-page-break/><text:s text:c="8"/><text:tab/>&lt;!-- Enable Analytics for API Manager --&gt;</text:p>
      <text:p text:style-name="P9"><text:s text:c="8"/><text:tab/>&lt;Enabled&gt;<text:span text:style-name="Default_20_Paragraph_20_Font"><text:span text:style-name="T8">true</text:span></text:span>&lt;/Enabled&gt;</text:p>
      <text:list xml:id="list90400212787835" text:continue-numbering="true" text:style-name="L3">
        <text:list-item>
          <text:list>
            <text:list-item>
              <text:p text:style-name="P25">&lt;DASServerURL&gt;{<text:span text:style-name="Default_20_Paragraph_20_Font"><text:span text:style-name="T8">tcp://10.0.0.2:7612</text:span></text:span>}&lt;/DASServerURL&gt;</text:p>
            </text:list-item>
            <text:list-item>
              <text:p text:style-name="P25">&lt;DASRestApiURL&gt;<text:a xlink:type="simple" xlink:href="https://10.10.16.4:9444%3c/DASRestApiURL" office:target-frame-name="_top" xlink:show="replace" text:style-name="Internet_20_link" text:visited-style-name="Visited_20_Internet_20_Link"><text:span text:style-name="Hyperlink"><text:span text:style-name="T8">https://10.0.0.2:9444</text:span></text:span></text:a><text:a xlink:type="simple" xlink:href="https://10.10.16.4:9444%3c/DASRestApiURL" office:target-frame-name="_top" xlink:show="replace" text:style-name="Internet_20_link" text:visited-style-name="Visited_20_Internet_20_Link"><text:span text:style-name="Hyperlink">&lt;/DASRestApiURL</text:span></text:a>&gt;</text:p>
            </text:list-item>
          </text:list>
        </text:list-item>
        <text:list-item>
          <text:p text:style-name="P25"><text:span text:style-name="Default_20_Paragraph_20_Font"><text:span text:style-name="T1">Edit file</text:span></text:span> “/opt/wso2am-2.0.0/repository/conf/ log4j.properties”</text:p>
          <text:list>
            <text:list-item>
              <text:p text:style-name="P25"># LOG_APPENDER and the CONSOLE_APPENDER</text:p>
            </text:list-item>
          </text:list>
        </text:list-item>
      </text:list>
      <text:p text:style-name="P10">log4j.rootLogger=ERROR, CARBON_CONSOLE, CARBON_LOGFILE, CARBON_MEMORY, CARBON_SYS_LOG, ERROR_LOGFILE, <text:span text:style-name="Default_20_Paragraph_20_Font"><text:span text:style-name="T8">DAS_AGENT</text:span></text:span></text:p>
      <text:list xml:id="list90400507404663" text:continue-numbering="true" text:style-name="L3">
        <text:list-item>
          <text:list>
            <text:list-item>
              <text:p text:style-name="P25"># DAS_AGENT is set to be a Custom Log Appender.</text:p>
            </text:list-item>
          </text:list>
        </text:list-item>
      </text:list>
      <text:p text:style-name="P10">log4j.appender.DAS_AGENT=org.wso2.carbon.analytics.shared.data.agents.log4j.appender.LogEventAppender</text:p>
      <text:p text:style-name="P10"># DAS_AGENT uses PatternLayout.</text:p>
      <text:p text:style-name="P10">log4j.appender.DAS_AGENT.layout=org.wso2.carbon.analytics.shared.data.agents.log4j.util.TenantAwarePatternLayout</text:p>
      <text:p text:style-name="P10">log4j.appender.DAS_AGENT.columnList=%D,%S,%A,%d,%c,%p,%m,%H,%I,%Stacktrace</text:p>
      <text:p text:style-name="P10">log4j.appender.DAS_AGENT.userName=admin</text:p>
      <text:p text:style-name="P10">log4j.appender.DAS_AGENT.password=<text:span text:style-name="T21">xxx</text:span></text:p>
      <text:p text:style-name="P10">l<text:span text:style-name="Default_20_Paragraph_20_Font"><text:span text:style-name="T8">og4j.appender.DAS_AGENT.url=tcp://10.0.0.2:7612</text:span></text:span></text:p>
      <text:p text:style-name="P10">log4j.appender.DAS_AGENT.maxTolerableConsecutiveFailure=5</text:p>
      <text:p text:style-name="P10">log4j.appender.DAS_AGENT.streamDef=loganalyzer:1.0.0</text:p>
      <text:p text:style-name="P10">log4j.logger.trace.messages=TRACE,CARBON_TRACE_LOGFILE</text:p>
      <text:list xml:id="list90400556653842" text:continue-numbering="true" text:style-name="L3">
        <text:list-item>
          <text:p text:style-name="P25"><text:span text:style-name="Default_20_Paragraph_20_Font"><text:span text:style-name="T1">Edit file</text:span></text:span>: “/opt/wso2am-2.0.0/repository/conf/datasources/master-datasources.xml”</text:p>
        </text:list-item>
      </text:list>
      <text:p text:style-name="P9"><text:span text:style-name="Default_20_Paragraph_20_Font"><text:span text:style-name="T5"></text:span></text:span>Datasource này đã được thêm vào trong bước config Datasource trên.(Nếu chưa có thì thêm vào)</text:p>
      <text:p text:style-name="P9">&lt;datasource&gt;</text:p>
      <text:p text:style-name="P9"><text:s text:c="9"/>&lt;name&gt;WSO2AM_STATS_DB&lt;/name&gt;</text:p>
      <text:p text:style-name="P9"><text:s text:c="9"/>&lt;description&gt;The datasource used for getting statistics to API Manager&lt;/description&gt;</text:p>
      <text:p text:style-name="P9"><text:s text:c="9"/>&lt;jndiConfig&gt;</text:p>
      <text:p text:style-name="P9"><text:s text:c="11"/>&lt;name&gt;jdbc/WSO2AM_STATS_DB&lt;/name&gt;</text:p>
      <text:p text:style-name="P9"><text:s text:c="9"/>&lt;/jndiConfig&gt;</text:p>
      <text:p text:style-name="P9"><text:s text:c="9"/>&lt;definition type="RDBMS"&gt;</text:p>
      <text:p text:style-name="P9"><text:s text:c="11"/>&lt;configuration&gt;</text:p>
      <text:p text:style-name="P9"><text:s text:c="13"/><text:span text:style-name="Default_20_Paragraph_20_Font"><text:span text:style-name="T8">&lt;url&gt;jdbc:mysql://10.0.0.5:3306/</text:span></text:span><text:span text:style-name="Default_20_Paragraph_20_Font"><text:span text:style-name="T12">WSO2AM_STATS_DB</text:span></text:span><text:span text:style-name="Default_20_Paragraph_20_Font"><text:span text:style-name="T8">?autoReconnect=true&lt;/url&gt;</text:span></text:span></text:p>
      <text:p text:style-name="P9"><text:s text:c="13"/>&lt;username&gt;wso2&lt;/username&gt;</text:p>
      <text:p text:style-name="P9"><text:s text:c="13"/>&lt;password&gt;xxx&lt;/password&gt;</text:p>
      <text:p text:style-name="P9"><text:s text:c="13"/>&lt;defaultAutoCommit&gt;false&lt;/defaultAutoCommit&gt;</text:p>
      <text:p text:style-name="P9"><text:s text:c="13"/>&lt;driverClassName&gt;com.mysql.jdbc.Driver&lt;/driverClassName&gt;</text:p>
      <text:p text:style-name="P9"><text:s text:c="13"/>&lt;maxActive&gt;50&lt;/maxActive&gt;</text:p>
      <text:p text:style-name="P9"><text:s text:c="13"/>&lt;maxWait&gt;60000&lt;/maxWait&gt;</text:p>
      <text:p text:style-name="P9"><text:s text:c="13"/>&lt;testOnBorrow&gt;true&lt;/testOnBorrow&gt;</text:p>
      <text:p text:style-name="P9"><text:s text:c="13"/>&lt;validationQuery&gt;SELECT 1&lt;/validationQuery&gt;</text:p>
      <text:p text:style-name="P9"><text:s text:c="13"/>&lt;validationInterval&gt;30000&lt;/validationInterval&gt;</text:p>
      <text:p text:style-name="P9"><text:s text:c="11"/>&lt;/configuration&gt;</text:p>
      <text:p text:style-name="P9"><text:s text:c="9"/>&lt;/definition&gt;</text:p>
      <text:p text:style-name="P9"><text:s text:c="8"/>&lt;/datasource&gt;</text:p>
      <text:p text:style-name="P9"/>
      <text:list xml:id="list84702378287936" text:style-name="L2">
        <text:list-item>
          <text:p text:style-name="P27">Start WSO2_analytics</text:p>
          <text:list>
            <text:list-item>
              <text:p text:style-name="P27">Config analytics</text:p>
            </text:list-item>
          </text:list>
        </text:list-item>
      </text:list>
      <text:list xml:id="list84702170781003" text:style-name="L3">
        <text:list-item>
          <text:list>
            <text:list-item>
              <text:p text:style-name="P25"><text:span text:style-name="Default_20_Paragraph_20_Font"><text:span text:style-name="T1">Edit file </text:span></text:span>“/opt/wso2am-analytics-2.0.0/repository/conf/datasources/stats-datasources.xml<text:span text:style-name="Default_20_Paragraph_20_Font"><text:span text:style-name="T1">”</text:span></text:span></text:p>
            </text:list-item>
          </text:list>
        </text:list-item>
      </text:list>
      <text:p text:style-name="P10"/>
      <text:p text:style-name="P10"/>
      <text:p text:style-name="P10"/>
      <text:p text:style-name="P20">&lt;datasource&gt;</text:p>
      <text:p text:style-name="P21"><text:s text:c="9"/>&lt;name&gt;WSO2AM_STATS_DB&lt;/name&gt;</text:p>
      <text:p text:style-name="P21"><text:s text:c="9"/>&lt;description&gt;The datasource used for getting statistics to API Manager&lt;/description&gt;</text:p>
      <text:p text:style-name="P21"><text:soft-page-break/><text:s text:c="9"/>&lt;jndiConfig&gt;</text:p>
      <text:p text:style-name="P21"><text:s text:c="11"/>&lt;name&gt;jdbc/WSO2AM_STATS_DB&lt;/name&gt;</text:p>
      <text:p text:style-name="P21"><text:s text:c="9"/>&lt;/jndiConfig&gt;</text:p>
      <text:p text:style-name="P21"><text:s text:c="9"/>&lt;definition type="RDBMS"&gt;</text:p>
      <text:p text:style-name="P21"><text:s text:c="11"/>&lt;configuration&gt;</text:p>
      <text:p text:style-name="P21"><text:s text:c="13"/><text:span text:style-name="Default_20_Paragraph_20_Font"><text:span text:style-name="T8">&lt;url&gt;jdbc:mysql://10.0.0.5:3306/WSO2AM_STATS_DB?autoReconnect=true&lt;/url&gt;</text:span></text:span></text:p>
      <text:p text:style-name="P21"><text:s text:c="13"/>&lt;username&gt;wso2&lt;/username&gt;</text:p>
      <text:p text:style-name="P21"><text:s text:c="13"/>&lt;password&gt;xxx&lt;/password&gt;</text:p>
      <text:p text:style-name="P21"><text:s text:c="13"/>&lt;defaultAutoCommit&gt;false&lt;/defaultAutoCommit&gt;</text:p>
      <text:p text:style-name="P21"><text:s text:c="13"/>&lt;driverClassName&gt;com.mysql.jdbc.Driver&lt;/driverClassName&gt;</text:p>
      <text:p text:style-name="P21"><text:s text:c="13"/>&lt;maxActive&gt;50&lt;/maxActive&gt;</text:p>
      <text:p text:style-name="P21"><text:s text:c="13"/>&lt;maxWait&gt;60000&lt;/maxWait&gt;</text:p>
      <text:p text:style-name="P21"><text:s text:c="13"/>&lt;testOnBorrow&gt;true&lt;/testOnBorrow&gt;</text:p>
      <text:p text:style-name="P21"><text:s text:c="13"/>&lt;validationQuery&gt;SELECT 1&lt;/validationQuery&gt;</text:p>
      <text:p text:style-name="P21"><text:s text:c="13"/>&lt;validationInterval&gt;30000&lt;/validationInterval&gt;</text:p>
      <text:p text:style-name="P21"><text:s text:c="11"/>&lt;/configuration&gt;</text:p>
      <text:p text:style-name="P21"><text:s text:c="9"/>&lt;/definition&gt;</text:p>
      <text:p text:style-name="P21"><text:s text:c="8"/>&lt;/datasource&gt;</text:p>
      <text:list xml:id="list84702860271304" text:style-name="L2">
        <text:list-item>
          <text:list>
            <text:list-item>
              <text:p text:style-name="P27">Start wso2_analytics</text:p>
            </text:list-item>
          </text:list>
        </text:list-item>
      </text:list>
      <text:list xml:id="list84702290754334" text:style-name="L3">
        <text:list-item>
          <text:list>
            <text:list-item>
              <text:p text:style-name="P25">cd /opt/wso2am-analytics-2.0.0 &amp;&amp; ./bin/wso2server.sh –Dsetup</text:p>
            </text:list-item>
            <text:list-item>
              <text:p text:style-name="P25">chown –R wso2.wso2 /opt/wso2am-analytics-2.0.0</text:p>
            </text:list-item>
            <text:list-item>
              <text:p text:style-name="P25">su –wso2</text:p>
            </text:list-item>
            <text:list-item>
              <text:p text:style-name="P25">cd /opt/wso2am-analytics-2.0.0 &amp;&amp; ./bin/wso2server.sh start</text:p>
            </text:list-item>
          </text:list>
        </text:list-item>
      </text:list>
      <text:list xml:id="list84702220511614" text:style-name="L2">
        <text:list-item>
          <text:p text:style-name="P30">Firewall </text:p>
          <text:list>
            <text:list-item>
              <text:p text:style-name="P30">Server 10.0.0.1</text:p>
            </text:list-item>
          </text:list>
        </text:list-item>
      </text:list>
      <text:p text:style-name="P19">### Allow access GUI WSO2</text:p>
      <text:p text:style-name="P18">-A INPUT -i eth0 -m state --state NEW -m tcp -p tcp --dport 9443 -j ACCEPT</text:p>
      <text:p text:style-name="P18">-A INPUT -i eth0 -m state --state NEW -m tcp -p tcp --dport 9444 -j ACCEPT</text:p>
      <text:p text:style-name="P19"># WSO2AM2</text:p>
      <text:p text:style-name="P18">-A INPUT -m state --state NEW -m tcp -p tcp --dport 8243 -s 10.0.0.2 -j ACCEPT</text:p>
      <text:p text:style-name="P18">-A INPUT -m state --state NEW -m tcp -p tcp --dport 443 -s 10.0.0.2 -j ACCEPT</text:p>
      <text:p text:style-name="P18">-A INPUT -m state --state NEW -m tcp -p tcp --dport 8443 -s 10.0.0.2 -j ACCEPT</text:p>
      <text:p text:style-name="P18">-A INPUT -m state --state NEW -m tcp -p tcp --dport 7612 -s 10.0.0.2 -j ACCEPT</text:p>
      <text:p text:style-name="P19">## Allow firwall WSO2 membership</text:p>
      <text:p text:style-name="P18">-A INPUT -m state --state NEW -m tcp -p tcp --dport 4000 -s 10.0.0.2 -j ACCEPT</text:p>
      <text:list xml:id="list90401511472626" text:continue-numbering="true" text:style-name="L2">
        <text:list-item>
          <text:list>
            <text:list-item>
              <text:p text:style-name="P30">Server 10.0.0.2</text:p>
            </text:list-item>
          </text:list>
        </text:list-item>
      </text:list>
      <text:p text:style-name="P19">### Allow access GUI WSO2</text:p>
      <text:p text:style-name="P18">-A INPUT -i eth0 -m state --state NEW -m tcp -p tcp --dport 9443 -j ACCEPT</text:p>
      <text:p text:style-name="P18">-A INPUT -i eth0 -m state --state NEW -m tcp -p tcp --dport 9444 -j ACCEPT</text:p>
      <text:p text:style-name="P19"># WSO2AM2</text:p>
      <text:p text:style-name="P18">-A INPUT -m state --state NEW -m tcp -p tcp --dport 8243 -s 10.0.0.1 -j ACCEPT</text:p>
      <text:p text:style-name="P18">-A INPUT -m state --state NEW -m tcp -p tcp --dport 443 -s 10.0.0.1 -j ACCEPT</text:p>
      <text:p text:style-name="P18">-A INPUT -m state --state NEW -m tcp -p tcp --dport 8443 -s 10.0.0.1 -j ACCEPT</text:p>
      <text:p text:style-name="P18">-A INPUT -m state --state NEW -m tcp -p tcp --dport 7612 -s 10.0.0.1 -j ACCEPT</text:p>
      <text:p text:style-name="P18">-A INPUT -m state --state NEW -m tcp -p tcp --dport 7712 -s 10.0.0.1 -j ACCEPT</text:p>
      <text:p text:style-name="P19">## Allow firwall WSO2 membership</text:p>
      <text:p text:style-name="P18">-A INPUT -m state --state NEW -m tcp -p tcp --dport 4000 -s 10.0.0.1 -j ACCEPT</text:p>
      <text:p text:style-name="P1"/>
      <text:p text:style-name="P1"/>
      <text:p text:style-name="P1">6. ==== Turning Server </text:p>
      <text:p text:style-name="Standard"><text:tab/>$ /etc/security/limits.d/wso2.conf</text:p>
      <text:p text:style-name="Standard"><text:tab/><text:tab/>+ wso2 <text:s text:c="10"/>soft <text:s text:c="3"/>nproc <text:s text:c="10"/>32000</text:p>
      <text:p text:style-name="Standard"><text:tab/><text:tab/>+ wso2 <text:s text:c="10"/>hard <text:s text:c="3"/>nproc <text:s text:c="10"/>32000</text:p>
      <text:p text:style-name="Standard"><text:tab/><text:tab/>+ wso2 <text:s text:c="10"/>soft <text:s text:c="3"/>nofile <text:s text:c="9"/>64000</text:p>
      <text:p text:style-name="Standard"><text:tab/><text:tab/>+ wso2 <text:s text:c="10"/>hard <text:s text:c="3"/>nofile <text:s text:c="9"/>64000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wiss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wiss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5in" fo:margin-bottom="0.3126in" fo:margin-left="0.7874in" fo:margin-right="0.3307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2-06T13:48:00Z</meta:creation-date>
    <dc:date>2017-10-18T09:03:59.917694936</dc:date>
    <meta:editing-cycles>137</meta:editing-cycles>
    <meta:editing-duration>PT12H49M37S</meta:editing-duration>
    <meta:document-statistic meta:table-count="0" meta:image-count="0" meta:object-count="0" meta:page-count="10" meta:paragraph-count="474" meta:word-count="1705" meta:character-count="22163" meta:non-whitespace-character-count="17946"/>
    <meta:template xlink:type="simple" xlink:actuate="onRequest" xlink:title="" xlink:href="Normal.dotm"/>
  </office:meta>
</office:document-meta>
</file>